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systemy wbudowane FAQ</text:p>
      <text:p text:style-name="P1"/>
      <text:p text:style-name="P1"/>
      <text:p text:style-name="P2">1. Opis projektu.</text:p>
      <text:p text:style-name="P2">Aplikacja powinna być napisana pod telefony z systemem android. Powinna działać jako serwer, natomiast komputer który się łączy z telefonem jako klient. Telefon na podstawie swojej kamerki internetowej generuje obraz, który następnie jest wysyłany przez sieć wifi do komputera, a tam w przeglądarce obraz ten jest odbierany i odczytywany.</text:p>
      <text:p text:style-name="P2"/>
      <text:p text:style-name="P2">2. Ramowy plan działania.</text:p>
      <text:list xml:id="list41402892" text:style-name="L2">
        <text:list-item>
          <text:p text:style-name="P3">założenie repozytorium dla aplikacji na githubie (śledzenie zmian);</text:p>
        </text:list-item>
        <text:list-item>
          <text:p text:style-name="P3">wymyślenie sposobu komunikacji między telefonem, a komputerem (test aplikacji wyposażonej w jeden przycisk „start server” i sprawdzenie czy komputer może komunikować się przez wifi z komputerem);</text:p>
        </text:list-item>
        <text:list-item>
          <text:p text:style-name="P3">obsługa kamerki w telefonie, wykorzystując Androida (testy na innej aplikacji, zapis zdjęć jako obrazki jpg);</text:p>
        </text:list-item>
        <text:list-item>
          <text:p text:style-name="P3">odczytywanie z serwera (telefonu) odpowiedniego obrazu i wysłanie na obraz komputera (zastosowanie pluginu/aplletu Java/skryptu JavaScript);</text:p>
        </text:list-item>
        <text:list-item>
          <text:p text:style-name="P3">próba dodania dodatkowych opcji do aplikacji (np. <text:s/>rozmiar okna).</text:p>
        </text:list-item>
        <text:list-item>
          <text:p text:style-name="P3">popracowanie nad wyglądem aplikacji;</text:p>
        </text:list-item>
      </text:list>
      <text:p text:style-name="P2"/>
      <text:p text:style-name="P2">3. Problemy jakie wystąpiły podczas pisania projektu.</text:p>
      <text:p text:style-name="P2"/>
      <text:p text:style-name="P2">4. Postępy:</text:p>
      <text:list xml:id="list41691277" text:style-name="L3">
        <text:list-item>
          <text:p text:style-name="P4">repozytorium: https://github.com/konri1990/ProjektSystemyWbudowane;</text:p>
        </text:list-item>
        <text:list-item>
          <text:p text:style-name="P4">konfiguracja środowiska eclipse z SDK Androida;</text:p>
        </text:list-item>
      </text:list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nrad </meta:initial-creator>
    <meta:creation-date>2012-03-14T21:09:20.05</meta:creation-date>
    <meta:document-statistic meta:table-count="0" meta:image-count="0" meta:object-count="0" meta:page-count="1" meta:paragraph-count="15" meta:word-count="163" meta:character-count="1216"/>
    <dc:date>2012-03-14T21:57:40.56</dc:date>
    <dc:creator>Konrad </dc:creator>
    <meta:editing-duration>PT7S</meta:editing-duration>
    <meta:editing-cycles>1</meta:editing-cycles>
    <meta:generator>OpenOffice.org/3.3$Win32 OpenOffice.org_project/330m20$Build-9567</meta:generator>
  </office:meta>
</office:document-meta>
</file>